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color="#000000" fo:font-size="18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family="'DejaVu Sans'" style:font-style-name="Book" style:font-family-generic="swiss" fo:font-style="normal" style:font-family-asian="'DejaVu Sans'" style:font-style-name-asian="Book" style:font-family-generic-asian="swiss" style:font-style-asian="normal" style:font-family-complex="'DejaVu Sans'" style:font-style-name-complex="Book" style:font-family-generic-complex="swiss" style:font-style-complex="normal"/>
    </style:style>
    <style:style style:name="T6" style:family="text">
      <style:text-properties fo:color="#000000" fo:font-family="'DejaVu Sans'" style:font-style-name="Book" style:font-family-generic="swiss" fo:font-style="normal" style:font-family-asian="'DejaVu Sans'" style:font-style-name-asian="Book" style:font-family-generic-asian="swiss" style:font-style-asian="normal" style:font-family-complex="'DejaVu Sans'" style:font-style-name-complex="Book" style:font-family-generic-complex="swiss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3" draw:layer="layout" svg:width="18.037cm" svg:height="8.783cm" svg:x="1.27cm" svg:y="3.81cm">
          <draw:text-box>
            <text:list text:style-name="L1">
              <text:list-item>
                <text:list>
                  <text:list-item>
                    <text:p><text:span text:style-name="T2">Current status of Unified Client Agent work:</text:span></text:p>
                    <text:list>
                      <text:list-item>
                        <text:p><text:span text:style-name="T3">Previous stated goals to be complete by mid-December:</text:span><text:span text:style-name="T3"><text:line-break/></text:span><text:span text:style-name="T3"/></text:p>
                        <text:list>
                          <text:list-item>
                            <text:p><text:span text:style-name="T4">“</text:span><text:span text:style-name="T4">Reboot” (Crossplatform)</text:span><text:span text:style-name="T4"><text:line-break/></text:span><text:span text:style-name="T4"/></text:p>
                          </text:list-item>
                          <text:list-item>
                            <text:p><text:span text:style-name="T4">PXE/Ghost VLAN switch diagnostic (Crossplatform)</text:span><text:span text:style-name="T4"><text:line-break/></text:span><text:span text:style-name="T4"/></text:p>
                          </text:list-item>
                          <text:list-item>
                            <text:p><text:span text:style-name="T4">Domain join/unjoin (Windows)</text:span><text:span text:style-name="T4"><text:line-break/></text:span><text:span text:style-name="T4"/></text:p>
                          </text:list-item>
                          <text:list-item>
                            <text:p><text:span text:style-name="T4">Platform identification (Crossplatform)</text:span><text:span text:style-name="T4"><text:line-break/></text:span><text:span text:style-name="T4"/></text:p>
                          </text:list-item>
                          <text:list-item>
                            <text:p><text:span text:style-name="T4">Service/Daemon code (Crossplatfor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6" draw:layer="layout" svg:width="21.152cm" svg:height="8.887cm" svg:x="1.27cm" svg:y="3.81cm">
          <draw:text-box>
            <text:list text:style-name="L1">
              <text:list-item>
                <text:list>
                  <text:list-item>
                    <text:p text:style-name="P5"><text:span text:style-name="T2">Current status of Unified Client Agent work:</text:span></text:p>
                    <text:list>
                      <text:list-item>
                        <text:p text:style-name="P5"><text:span text:style-name="T3">Previous stated goals to be complete by mid-December:</text:span><text:span text:style-name="T3"><text:line-break/></text:span><text:span text:style-name="T3"/></text:p>
                        <text:list>
                          <text:list-item>
                            <text:p text:style-name="P5"><text:span text:style-name="T4">“</text:span><text:span text:style-name="T4">Reboot” (Crossplatform) <text:s text:c="58"/></text:span><text:span text:style-name="T5">✓</text:span><text:span text:style-name="T4"> 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PXE/Ghost VLAN switch diagnostic (Crossplatform) <text:s text:c="16"/></text:span><text:span text:style-name="T6">✓</text:span><text:span text:style-name="T4"> 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Domain join/unjoin (Windows) <text:s text:c="50"/></text:span><text:span text:style-name="T6">✓</text:span><text:span text:style-name="T4"> 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Platform identification (Crossplatform) <text:s text:c="38"/></text:span><text:span text:style-name="T6">✓</text:span><text:span text:style-name="T4"> 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Service/Daemon code (Crossplatfor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6" draw:layer="layout" svg:width="20.225cm" svg:height="7.361cm" svg:x="1.27cm" svg:y="3.81cm">
          <draw:text-box>
            <text:list text:style-name="L1">
              <text:list-item>
                <text:list>
                  <text:list-item>
                    <text:p text:style-name="P5"><text:span text:style-name="T2">Current status of Unified Client Agent work:</text:span></text:p>
                    <text:list>
                      <text:list-item>
                        <text:p text:style-name="P5"><text:span text:style-name="T4">Service/Daemon code (Crossplatform)</text:span><text:span text:style-name="T4"><text:line-break/></text:span><text:span text:style-name="T4"/></text:p>
                        <text:list>
                          <text:list-item>
                            <text:p text:style-name="P5"><text:span text:style-name="T4">Currently working on the service/daemon unification.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Daemon (Linux) segment tested and working.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Service (Windows) segment work in progress.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Current WIP is single codebase which runs on both platform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6" draw:layer="layout" svg:width="23.194cm" svg:height="11.627cm" svg:x="1.27cm" svg:y="3.81cm">
          <draw:text-box>
            <text:list text:style-name="L1">
              <text:list-item>
                <text:list>
                  <text:list-item>
                    <text:p text:style-name="P5"><text:span text:style-name="T4">Once Service/Daemon work is complete, we will begin pulling in the previous</text:span><text:span text:style-name="T4"><text:line-break/></text:span><text:span text:style-name="T4">POC code for reboot, domain join/unjoin, etc into unified agent codebase.</text:span></text:p>
                    <text:list>
                      <text:list-item>
                        <text:p text:style-name="P5"><text:span text:style-name="T3">Expect to start this week</text:span><text:span text:style-name="T3"><text:line-break/></text:span><text:span text:style-name="T3"/></text:p>
                      </text:list-item>
                    </text:list>
                  </text:list-item>
                  <text:list-item>
                    <text:p text:style-name="P5"><text:span text:style-name="T4">Once this is finished, we will have a working unified agent, with the following</text:span><text:span text:style-name="T4"><text:line-break/></text:span><text:span text:style-name="T4">caveats:</text:span><text:span text:style-name="T4"><text:line-break/></text:span><text:span text:style-name="T4"/></text:p>
                    <text:list>
                      <text:list-item>
                        <text:p text:style-name="P5"><text:span text:style-name="T4">Agent will not have associated installer/updater (yet).</text:span><text:span text:style-name="T4"><text:line-break/></text:span><text:span text:style-name="T4">This was outside of the scope of the current work, but we will tackle it next.</text:span><text:span text:style-name="T4"><text:line-break/></text:span><text:span text:style-name="T4">Question as to whether we re-use current installers and update tools, or</text:span><text:span text:style-name="T4"><text:line-break/></text:span><text:span text:style-name="T4">come up with a single, unified method.</text:span><text:span text:style-name="T4"><text:line-break/></text:span><text:span text:style-name="T4"/></text:p>
                      </text:list-item>
                      <text:list-item>
                        <text:p text:style-name="P5"><text:span text:style-name="T4">NMSA, Asset update work will need to be added. Some work on this has</text:span><text:span text:style-name="T4"><text:line-break/></text:span><text:span text:style-name="T4">already begun, but it was not part of stated scope.</text:span><text:span text:style-name="T4"><text:line-break/></text:span><text:span text:style-name="T4"/></text:p>
                      </text:list-item>
                      <text:list-item>
                        <text:p text:style-name="P5"><text:span text:style-name="T4">Other items TB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6" draw:layer="layout" svg:width="23.535cm" svg:height="6.65cm" svg:x="1.27cm" svg:y="3.81cm">
          <draw:text-box>
            <text:list text:style-name="L1">
              <text:list-item>
                <text:list>
                  <text:list-item>
                    <text:p text:style-name="P5"><text:span text:style-name="T4">When can others start testing?</text:span><text:span text:style-name="T4"><text:line-break/></text:span><text:span text:style-name="T4"/></text:p>
                    <text:list>
                      <text:list-item>
                        <text:list>
                          <text:list-item>
                            <text:p text:style-name="P5"><text:span text:style-name="T4">Once we have the POC code pulled into the unified agent proper after the</text:span><text:span text:style-name="T4"><text:line-break/></text:span><text:span text:style-name="T4">service code is complete </text:span><text:span text:style-name="T3">and</text:span><text:span text:style-name="T4"> we have some semblance of an installation</text:span><text:span text:style-name="T4"><text:line-break/></text:span><text:span text:style-name="T4">method (does not have to perfect yet) it will be ready for third-party</text:span><text:span text:style-name="T4"><text:line-break/></text:span><text:span text:style-name="T4">testing. (With the caveat that more work still needs to be done to match</text:span><text:span text:style-name="T4"><text:line-break/></text:span><text:span text:style-name="T4">feature-parity with current agents.)</text:span><text:span text:style-name="T4"><text:line-break/></text:span><text:span text:style-name="T4"/></text:p>
                          </text:list-item>
                          <text:list-item>
                            <text:p text:style-name="P5"><text:span text:style-name="T4">Expect to be at this stage by mid-Januar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1-29">11/29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1-29">11/29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1-29T13:21:22</dc:date>
    <meta:generator>LibreOffice/3.3$Unix LibreOffice_project/330m19$Build-301</meta:generator>
    <meta:editing-duration>PT6H38M5S</meta:editing-duration>
    <meta:editing-cycles>66</meta:editing-cycles>
    <meta:document-statistic meta:object-count="92"/>
  </office:meta>
</office:document-meta>
</file>